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Normal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Comic Sans MS" fo:font-size="3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Q 1 : Donner la fonction dérivée de f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1.847cm" svg:height="1.239cm" svg:x="13cm" svg:y="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3" draw:layer="layout" svg:width="5.629cm" svg:height="4.13cm" svg:x="10.571cm" svg:y="3.8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3" draw:layer="layout" svg:width="5.901cm" svg:height="1.96cm" svg:x="10.735cm" svg:y="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Q 2 : Donner la fonction dérivée de f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1.847cm" svg:height="1.239cm" svg:x="13cm" svg:y="6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3" draw:layer="layout" svg:width="5.904cm" svg:height="2.041cm" svg:x="10.571cm" svg:y="3.8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3" draw:layer="layout" svg:width="5.901cm" svg:height="1.96cm" svg:x="10.735cm" svg:y="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Q 3 : Donner la fonction dérivée de f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1.847cm" svg:height="1.239cm" svg:x="13cm" svg:y="6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3" draw:layer="layout" svg:width="7.651cm" svg:height="1.96cm" svg:x="10.571cm" svg:y="3.8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3" draw:layer="layout" svg:width="5.901cm" svg:height="1.96cm" svg:x="10.735cm" svg:y="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Q 4 : Donner la fonction dérivée de f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1.847cm" svg:height="1.239cm" svg:x="13cm" svg:y="6.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3" draw:layer="layout" svg:width="12.76cm" svg:height="1.96cm" svg:x="7.8cm" svg:y="4.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3" draw:layer="layout" svg:width="5.901cm" svg:height="1.96cm" svg:x="10.735cm" svg:y="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Q 5 : Donner la fonction dérivée de f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1.847cm" svg:height="1.239cm" svg:x="13cm" svg:y="6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3" draw:layer="layout" svg:width="8.387cm" svg:height="1.96cm" svg:x="10.571cm" svg:y="3.8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3" draw:layer="layout" svg:width="5.901cm" svg:height="1.96cm" svg:x="10.735cm" svg:y="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Normal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3T15:03:20.773000000</meta:creation-date>
    <dc:date>2020-09-13T15:24:17.904000000</dc:date>
    <meta:editing-duration>PT2M43S</meta:editing-duration>
    <meta:editing-cycles>1</meta:editing-cycles>
    <meta:document-statistic meta:object-count="56"/>
    <meta:generator>LibreOffice/6.4.2.2$Windows_X86_64 LibreOffice_project/4e471d8c02c9c90f512f7f9ead8875b57fcb1ec3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 x )= 1 over x
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 x )= 1 over x
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i>sin</mi>
      <mrow>
        <mo fence="true" stretchy="false">(</mo>
        <mrow>
          <mrow>
            <mi>ω</mi>
            <mrow>
              <mi>x</mi>
              <mo stretchy="false">+</mo>
              <mi>φ</mi>
            </mrow>
          </mrow>
        </mrow>
        <mo fence="true" stretchy="false">)</mo>
      </mrow>
    </mrow>
    <annotation encoding="StarMath 5.0">f( x)= A sin( %omega x + %varphi   )</annotation>
  </semantics>
</math>
</file>

<file path=Object 1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f'( x)= { ? }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 x )= 1 over x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5</mn>
      </mrow>
      <mrow>
        <mi>x</mi>
        <mo stretchy="false">−</mo>
        <mn>3</mn>
      </mrow>
    </mrow>
    <annotation encoding="StarMath 5.0">f( x)= 5 x -3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f'( x)= { ? 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 x)= 1 over x</annotation>
  </semantics>
</math>
</file>

<file path=Object 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f'( x)= { ? 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 x )= 1 over x
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4</mn>
        </msup>
      </mrow>
    </mrow>
    <annotation encoding="StarMath 5.0">f( x)= x^4</annotation>
  </semantics>
</math>
</file>

<file path=Object 6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f'( x)= { ? 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 x )= 1 over x
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i>x</mi>
    </mrow>
    <annotation encoding="StarMath 5.0">f( x)= cos x</annotation>
  </semantics>
</math>
</file>

<file path=Object 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f'( x)= { ? }</annotation>
  </semantics>
</math>
</file>